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text-properties fo:color="#ffffff"/>
    </style:style>
    <style:style style:name="P16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7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</style:style>
    <style:style style:name="P21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fo:color="#ffffff" fo:font-size="20pt" style:font-size-asian="20pt" style:font-size-complex="20pt"/>
    </style:style>
    <style:style style:name="P24" style:family="paragraph">
      <style:text-properties fo:color="#ffffff" fo:font-size="45pt" style:font-size-asian="45pt" style:font-size-complex="45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ffff"/>
    </style:style>
    <style:style style:name="T14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48pt" style:font-size-asian="48pt" style:font-size-complex="48pt"/>
    </style:style>
    <style:style style:name="T16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7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8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20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1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1cm" svg:height="21cm" svg:x="4.206cm" svg:y="-0.014cm">
          <draw:image xlink:href="../slides_link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4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4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4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4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4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4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4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5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4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5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4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4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5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4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4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5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5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4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4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5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4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5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5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4" draw:text-style-name="P5" draw:layer="layout" svg:width="22.54cm" svg:height="21cm" svg:x="2.7cm" svg:y="0.076cm">
          <draw:image xlink:href="../screenshots/22-BlocksCompiler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draw:frame presentation:style-name="pr3" draw:text-style-name="P15" draw:layer="layout" svg:width="25.199cm" svg:height="3.506cm" svg:x="1.6cm" svg:y="8.094cm" presentation:class="title" presentation:user-transformed="true">
          <draw:text-box>
            <text:p><text:span text:style-name="T13">hipbyte.myjetbrains.com/youtrack/</text:span><text:span text:style-name="T13"><text:line-break/></text:span><text:span text:style-name="T13">issue/RM-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5" draw:text-style-name="P6" draw:layer="layout" svg:width="26.6cm" svg:height="4.738cm" svg:x="0.6cm" svg:y="7cm">
          <draw:text-box>
            <text:p text:style-name="P16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5" draw:text-style-name="P17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4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4">id</text:span><text:span text:style-name="T8">)itemsReader;</text:span></text:p>
            <text:p><text:span text:style-name="T8">-(</text:span><text:span text:style-name="T14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4" draw:text-style-name="P18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5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5">How to Invoke an ObjC Block?</text:span></text:p>
          </draw:text-box>
        </draw:frame>
        <draw:frame draw:style-name="gr4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4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4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8" draw:text-style-name="P19" draw:layer="layout" svg:width="24.939cm" svg:height="15.185cm" svg:x="1.661cm" svg:y="3.015cm">
          <draw:text-box>
            <text:p text:style-name="P19"><text:span text:style-name="T16"/></text:p>
            <text:p text:style-name="P19"><text:span text:style-name="T7">@implementation</text:span><text:span text:style-name="T8"> NSObject (BlockForRuby)</text:span></text:p>
            <text:p text:style-name="P19"><text:span text:style-name="T8"/></text:p>
            <text:p text:style-name="P19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9"><text:span text:style-name="T8">{</text:span></text:p>
            <text:p text:style-name="P19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9"><text:span text:style-name="T8"><text:s text:c="4"/></text:span></text:p>
            <text:p text:style-name="P19"><text:span text:style-name="T8"><text:s text:c="4"/></text:span><text:span text:style-name="T17">Block1</text:span><text:span text:style-name="T8"> block_ = (</text:span><text:span text:style-name="T17">Block1</text:span><text:span text:style-name="T8">)</text:span><text:span text:style-name="T7">self</text:span><text:span text:style-name="T8">;</text:span></text:p>
            <text:p text:style-name="P19"><text:span text:style-name="T8"><text:s text:c="4"/></text:span><text:span text:style-name="T7">return</text:span><text:span text:style-name="T8"> block_( arg_ );</text:span></text:p>
            <text:p text:style-name="P19"><text:span text:style-name="T8">}</text:span></text:p>
            <text:p text:style-name="P19"><text:span text:style-name="T1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9" draw:text-style-name="P21" draw:layer="layout" svg:width="25.676cm" svg:height="19.18cm" svg:x="1.724cm" svg:y="1.42cm">
          <draw:text-box>
            <text:p text:style-name="P20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20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20"><text:span text:style-name="T8"><text:s text:c="8"/></text:span><text:span text:style-name="T7">case</text:span><text:span text:style-name="T8"> </text:span><text:span text:style-name="T19">0</text:span><text:span text:style-name="T8">:</text:span></text:p>
            <text:p text:style-name="P20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0</text:span><text:span text:style-name="T8"> ];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8"/></text:span><text:span text:style-name="T7">case</text:span><text:span text:style-name="T8"> </text:span><text:span text:style-name="T19">1</text:span><text:span text:style-name="T8">:</text:span></text:p>
            <text:p text:style-name="P20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1</text:span><text:span text:style-name="T8">: args_[</text:span><text:span text:style-name="T19">0</text:span><text:span text:style-name="T8">] ];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8"/></text:span><text:span text:style-name="T7">default</text:span><text:span text:style-name="T8">: //TODO : add as many as you want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4"/></text:span><text:span text:style-name="T8">}</text:span></text:p>
            <text:p text:style-name="P20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20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4" draw:text-style-name="P18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5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5">ObjC blocks crash</text:span></text:p>
          </draw:text-box>
        </draw:frame>
        <draw:frame draw:style-name="gr4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5" draw:text-style-name="P22" draw:layer="layout" svg:width="27.4cm" svg:height="13.467cm" svg:x="0.2cm" svg:y="3.133cm">
          <draw:text-box>
            <text:p text:style-name="P19"><text:span text:style-name="T20">reader = blockBuilder.itemsReaderWithRequest()</text:span></text:p>
            <text:p text:style-name="P9"><text:span text:style-name="T20"/></text:p>
            <text:p text:style-name="P9"><text:span text:style-name="T20">callback = blockBuilder.itemsReaderCallback()</text:span></text:p>
            <text:p text:style-name="P9"><text:span text:style-name="T20"/></text:p>
            <text:p text:style-name="P19"><text:span text:style-name="T21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4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draw:style-name="gr5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4" draw:text-style-name="P5" draw:layer="layout" svg:width="23.3cm" svg:height="21cm" svg:x="2.6cm" svg:y="0cm">
          <draw:image xlink:href="../screenshots/37-BlocksCrash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draw:frame presentation:style-name="pr3" draw:text-style-name="P15" draw:layer="layout" svg:width="25.199cm" svg:height="3.506cm" svg:x="1.401cm" svg:y="8.4cm" presentation:class="title" presentation:user-transformed="true">
          <draw:text-box>
            <text:p><text:span text:style-name="T13">Created on Tue, Feb 5 at 1:19 PM Agent: Laurent Sansonet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draw:style-name="gr5" draw:text-style-name="P23" draw:layer="layout" svg:width="26.317cm" svg:height="12.056cm" svg:x="0.6cm" svg:y="8.144cm">
          <draw:text-box>
            <text:p><text:span text:style-name="T22">---------</text:span></text:p>
            <text:p><text:span text:style-name="T22">reader.class <text:s text:c="2"/>: __NSGlobalBlock__</text:span></text:p>
            <text:p><text:span text:style-name="T22">callback.class : __NSGlobalBlock__</text:span></text:p>
            <text:p><text:span text:style-name="T22">2013-03-07 12:35:43.985 HelloMotion[1250:1d903] [EXECUTED] itemsReaderWithRequest</text:span></text:p>
            <text:p><text:span text:style-name="T22">2013-03-07 12:35:43.986 HelloMotion[1250:1d903] handler : &lt;__NSGlobalBlock__: 0x14b500&gt;</text:span></text:p>
            <text:p><text:span text:style-name="T22">2013-03-07 12:35:43.987 HelloMotion[1250:1d903] handler class : __NSGlobalBlock__</text:span></text:p>
            <text:p><text:span text:style-name="T22">2013-03-07 12:35:43.987 HelloMotion[1250:1d903] [EXECUTED] itemsReaderCallback</text:span></text:p>
            <text:p><text:span text:style-name="T22">2013-03-07 12:35:43.988 HelloMotion[1250:1d903] result : ololo</text:span></text:p>
            <text:p><text:span text:style-name="T22">((null))&gt; rake aborted!</text:span></text:p>
            <text:p><text:span text:style-name="T22">Command failed with status (1): [DYLD_FRAMEWORK_PATH="/Applications/Xcode.a...]</text:span></text:p>
          </draw:text-box>
        </draw:frame>
        <draw:frame draw:style-name="gr5" draw:text-style-name="P6" draw:layer="layout" svg:width="26.4cm" svg:height="2.376cm" svg:x="1cm" svg:y="2.8cm">
          <draw:text-box>
            <text:p text:style-name="P5"><text:span text:style-name="T1">Just in case you need the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draw:style-name="gr4" draw:text-style-name="P5" draw:layer="layout" svg:width="8cm" svg:height="10cm" svg:x="19cm" svg:y="4.4cm">
          <draw:image xlink:href="../humor/mario-facepalm.jpg" xlink:type="simple" xlink:show="embed" xlink:actuate="onLoad">
            <text:p/>
          </draw:image>
        </draw:frame>
        <draw:frame draw:style-name="gr4" draw:text-style-name="P5" draw:layer="layout" svg:width="17.4cm" svg:height="11.4cm" svg:x="0.4cm" svg:y="4cm">
          <draw:image xlink:href="../humor/game-ov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draw:style-name="gr5" draw:text-style-name="P6" draw:layer="layout" svg:width="24.6cm" svg:height="2.376cm" svg:x="2.005cm" svg:y="1.187cm">
          <draw:text-box>
            <text:p text:style-name="P5"><text:span text:style-name="T1">One More Thing...</text:span></text:p>
          </draw:text-box>
        </draw:frame>
        <draw:frame draw:style-name="gr4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4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0.6cm" svg:y1="6.6cm" svg:x2="27.4cm" svg:y2="15.2cm">
          <text:p/>
        </draw:line>
        <draw:line draw:style-name="gr10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draw:style-name="gr4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4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draw:style-name="gr5" draw:text-style-name="P24" draw:layer="layout" svg:width="25.8cm" svg:height="2.025cm" svg:x="0.982cm" svg:y="9.475cm">
          <draw:text-box>
            <text:p><text:span text:style-name="T23">TestingWithFrank/PublicAutomation</text:span></text:p>
          </draw:text-box>
        </draw:frame>
        <draw:frame draw:style-name="gr4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4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frame draw:style-name="gr5" draw:text-style-name="P12" draw:layer="layout" svg:width="27.4cm" svg:height="2.22cm" svg:x="0.4cm" svg:y="9cm">
          <draw:text-box>
            <text:p text:style-name="P5"><text:span text:style-name="T6">Unstable. Did not make it work.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frame draw:style-name="gr4" draw:text-style-name="P5" draw:layer="layout" svg:width="27.999cm" svg:height="14.288cm" svg:x="-0.015cm" svg:y="3.224cm">
          <draw:image xlink:href="../screenshots/43-Automation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>
        <draw:frame presentation:style-name="pr3" draw:text-style-name="P15" draw:layer="layout" svg:width="25.199cm" svg:height="3.506cm" svg:x="1.201cm" svg:y="7.8cm" presentation:class="title" presentation:user-transformed="true">
          <draw:text-box>
            <text:p><text:span text:style-name="T13">hipbyte.myjetbrains.com/youtrack/</text:span><text:span text:style-name="T13"><text:line-break/></text:span><text:span text:style-name="T13">issue/RM-8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draw:frame draw:style-name="gr4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draw:style-name="gr4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draw:frame draw:style-name="gr4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1.6cm" svg:y1="6.5cm" svg:x2="27.3cm" svg:y2="14.2cm">
          <text:p/>
        </draw:line>
        <draw:line draw:style-name="gr10" draw:text-style-name="P5" draw:layer="layout" svg:x1="11.6cm" svg:y1="14.2cm" svg:x2="27.3cm" svg:y2="6.5cm">
          <text:p/>
        </draw:line>
        <draw:frame draw:style-name="gr4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0" draw:text-style-name="P5" draw:layer="layout" svg:x1="10.2cm" svg:y1="15.3cm" svg:x2="0.2cm" svg:y2="4.6cm">
          <text:p/>
        </draw:line>
        <draw:line draw:style-name="gr10" draw:text-style-name="P5" draw:layer="layout" svg:x1="10.4cm" svg:y1="4.6cm" svg:x2="0.2cm" svg:y2="15.3cm">
          <text:p/>
        </draw:lin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draw:frame draw:style-name="gr4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0" draw:text-style-name="P5" draw:layer="layout" svg:x1="4.2cm" svg:y1="19.8cm" svg:x2="22.8cm" svg:y2="2.8cm">
          <text:p/>
        </draw:line>
        <draw:line draw:style-name="gr10" draw:text-style-name="P5" draw:layer="layout" svg:x1="3.6cm" svg:y1="2.6cm" svg:x2="22.6cm" svg:y2="20cm">
          <text:p/>
        </draw:lin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draw:frame draw:style-name="gr5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4" draw:text-style-name="P5" draw:layer="layout" svg:width="28cm" svg:height="16.01cm" svg:x="0.061cm" svg:y="2.499cm">
          <draw:image xlink:href="../teamfortress/Meta_pyrolan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1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1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1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1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4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4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4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4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4" draw:text-style-name="P5" draw:layer="layout" svg:width="21cm" svg:height="21cm" svg:x="3.6cm" svg:y="0cm">
          <draw:image xlink:href="..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4-13T11:01:28</dc:date>
    <meta:editing-duration>PT7H32M25S</meta:editing-duration>
    <meta:editing-cycles>211</meta:editing-cycles>
    <meta:document-statistic meta:object-count="227"/>
  </office:meta>
</office:document-meta>
</file>